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eak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45" calcext:value-type="float">
            <text:p>26.4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0:26.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.63" calcext:value-type="float">
            <text:p>26.63</text:p>
          </table:table-cell>
          <table:table-cell office:value-type="float" office:value="1" calcext:value-type="float">
            <text:p>1</text:p>
          </table:table-cell>
          <table:table-cell table:formula="of:=ROUND(([.B3]+[.B18]+[.B33])/3;2)" office:value-type="float" office:value="26.49" calcext:value-type="float">
            <text:p>26.49</text:p>
          </table:table-cell>
          <table:table-cell table:formula="of:=(MAX([.B3];[.B18];[.B33]) - MIN([.B3];[.B18];[.B33]) )/2" office:value-type="float" office:value="0.119999999999999" calcext:value-type="float">
            <text:p>0.119999999999999</text:p>
          </table:table-cell>
          <table:table-cell table:formula="of:=ROUND(([.C3]+[.C18]+[.C33])/3;2)" office:value-type="float" office:value="0.13" calcext:value-type="float">
            <text:p>0.13</text:p>
          </table:table-cell>
          <table:table-cell table:formula="of:=(MAX([.C3];[.C18];[.C33]) - MIN([.C3];[.C18];[.C33]) )/2" office:value-type="float" office:value="0.01" calcext:value-type="float">
            <text:p>0.01</text:p>
          </table:table-cell>
          <table:table-cell table:formula="of:=ROUND(([.G3]+[.G18]+[.G33])/3;2)" office:value-type="float" office:value="26.65" calcext:value-type="float">
            <text:p>26.65</text:p>
          </table:table-cell>
          <table:table-cell table:formula="of:=(MAX([.G3];[.G18];[.G33]) - MIN([.G3];[.G18];[.G33]) )/2" office:value-type="float" office:value="0.124999999999998" calcext:value-type="float">
            <text:p>0.124999999999998</text:p>
          </table:table-cell>
          <table:table-cell table:formula="of:=ROUND(([.E3]+[.E18]+[.E33])/3;2)" office:value-type="float" office:value="99" calcext:value-type="float">
            <text:p>99</text:p>
          </table:table-cell>
          <table:table-cell table:formula="of:=(MAX([.E3];[.E18];[.E33]) - MIN([.E3];[.E18];[.E33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.75" calcext:value-type="float">
            <text:p>105.7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0:26.7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6.72" calcext:value-type="float">
            <text:p>26.72</text:p>
          </table:table-cell>
          <table:table-cell office:value-type="float" office:value="4" calcext:value-type="float">
            <text:p>4</text:p>
          </table:table-cell>
          <table:table-cell table:formula="of:=ROUND(([.B4]+[.B19]+[.B34])/3;2)" office:value-type="float" office:value="105.76" calcext:value-type="float">
            <text:p>105.76</text:p>
          </table:table-cell>
          <table:table-cell table:formula="of:=(MAX([.B4];[.B19];[.B34]) - MIN([.B4];[.B19];[.B34]) )/2" office:value-type="float" office:value="0.125" calcext:value-type="float">
            <text:p>0.125</text:p>
          </table:table-cell>
          <table:table-cell table:formula="of:=ROUND(([.C4]+[.C19]+[.C34])/3;2)" office:value-type="float" office:value="0.64" calcext:value-type="float">
            <text:p>0.64</text:p>
          </table:table-cell>
          <table:table-cell table:formula="of:=(MAX([.C4];[.C19];[.C34]) - MIN([.C4];[.C19];[.C34]) )/2" office:value-type="float" office:value="0.04" calcext:value-type="float">
            <text:p>0.04</text:p>
          </table:table-cell>
          <table:table-cell table:formula="of:=ROUND(([.G4]+[.G19]+[.G34])/3;2)" office:value-type="float" office:value="26.7" calcext:value-type="float">
            <text:p>26.7</text:p>
          </table:table-cell>
          <table:table-cell table:formula="of:=(MAX([.G4];[.G19];[.G34]) - MIN([.G4];[.G19];[.G34]) )/2" office:value-type="float" office:value="0.0300000000000011" calcext:value-type="float">
            <text:p>0.030000000000001</text:p>
          </table:table-cell>
          <table:table-cell table:formula="of:=ROUND(([.E4]+[.E19]+[.E34])/3;2)" office:value-type="float" office:value="398" calcext:value-type="float">
            <text:p>398</text:p>
          </table:table-cell>
          <table:table-cell table:formula="of:=(MAX([.E4];[.E19];[.E34]) - MIN([.E4];[.E19];[.E34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2.08" calcext:value-type="float">
            <text:p>212.08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<text:s/>0:26.8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26.86" calcext:value-type="float">
            <text:p>26.86</text:p>
          </table:table-cell>
          <table:table-cell office:value-type="float" office:value="8" calcext:value-type="float">
            <text:p>8</text:p>
          </table:table-cell>
          <table:table-cell table:formula="of:=ROUND(([.B5]+[.B20]+[.B35])/3;2)" office:value-type="float" office:value="212.36" calcext:value-type="float">
            <text:p>212.36</text:p>
          </table:table-cell>
          <table:table-cell table:formula="of:=(MAX([.B5];[.B20];[.B35]) - MIN([.B5];[.B20];[.B35]) )/2" office:value-type="float" office:value="0.789999999999992" calcext:value-type="float">
            <text:p>0.789999999999992</text:p>
          </table:table-cell>
          <table:table-cell table:formula="of:=ROUND(([.C5]+[.C20]+[.C35])/3;2)" office:value-type="float" office:value="1.43" calcext:value-type="float">
            <text:p>1.43</text:p>
          </table:table-cell>
          <table:table-cell table:formula="of:=(MAX([.C5];[.C20];[.C35]) - MIN([.C5];[.C20];[.C35]) )/2" office:value-type="float" office:value="0.0449999999999999" calcext:value-type="float">
            <text:p>0.045</text:p>
          </table:table-cell>
          <table:table-cell table:formula="of:=ROUND(([.G5]+[.G20]+[.G35])/3;2)" office:value-type="float" office:value="26.92" calcext:value-type="float">
            <text:p>26.92</text:p>
          </table:table-cell>
          <table:table-cell table:formula="of:=(MAX([.G5];[.G20];[.G35]) - MIN([.G5];[.G20];[.G35]) )/2" office:value-type="float" office:value="0.184999999999999" calcext:value-type="float">
            <text:p>0.184999999999999</text:p>
          </table:table-cell>
          <table:table-cell table:formula="of:=ROUND(([.E5]+[.E20]+[.E35])/3;2)" office:value-type="float" office:value="793.67" calcext:value-type="float">
            <text:p>793.67</text:p>
          </table:table-cell>
          <table:table-cell table:formula="of:=(MAX([.E5];[.E20];[.E35]) - MIN([.E5];[.E20];[.E35]) )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3.73" calcext:value-type="float">
            <text:p>323.73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<text:s/>0:27.35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27.35" calcext:value-type="float">
            <text:p>27.35</text:p>
          </table:table-cell>
          <table:table-cell office:value-type="float" office:value="12" calcext:value-type="float">
            <text:p>12</text:p>
          </table:table-cell>
          <table:table-cell table:formula="of:=ROUND(([.B6]+[.B21]+[.B36])/3;2)" office:value-type="float" office:value="323.08" calcext:value-type="float">
            <text:p>323.08</text:p>
          </table:table-cell>
          <table:table-cell table:formula="of:=(MAX([.B6];[.B21];[.B36]) - MIN([.B6];[.B21];[.B36]) )/2" office:value-type="float" office:value="2.815" calcext:value-type="float">
            <text:p>2.815</text:p>
          </table:table-cell>
          <table:table-cell table:formula="of:=ROUND(([.C6]+[.C21]+[.C36])/3;2)" office:value-type="float" office:value="2.28" calcext:value-type="float">
            <text:p>2.28</text:p>
          </table:table-cell>
          <table:table-cell table:formula="of:=(MAX([.C6];[.C21];[.C36]) - MIN([.C6];[.C21];[.C36]) )/2" office:value-type="float" office:value="0.0349999999999999" calcext:value-type="float">
            <text:p>0.035</text:p>
          </table:table-cell>
          <table:table-cell table:formula="of:=ROUND(([.G6]+[.G21]+[.G36])/3;2)" office:value-type="float" office:value="27.28" calcext:value-type="float">
            <text:p>27.28</text:p>
          </table:table-cell>
          <table:table-cell table:formula="of:=(MAX([.G6];[.G21];[.G36]) - MIN([.G6];[.G21];[.G36]) )/2" office:value-type="float" office:value="0.225" calcext:value-type="float">
            <text:p>0.225</text:p>
          </table:table-cell>
          <table:table-cell table:formula="of:=ROUND(([.E6]+[.E21]+[.E36])/3;2)" office:value-type="float" office:value="1192" calcext:value-type="float">
            <text:p>1192</text:p>
          </table:table-cell>
          <table:table-cell table:formula="of:=(MAX([.E6];[.E21];[.E36]) - MIN([.E6];[.E21];[.E36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60.91" calcext:value-type="float">
            <text:p>460.91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<text:s/>0:29.64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29.64" calcext:value-type="float">
            <text:p>29.64</text:p>
          </table:table-cell>
          <table:table-cell office:value-type="float" office:value="16" calcext:value-type="float">
            <text:p>16</text:p>
          </table:table-cell>
          <table:table-cell table:formula="of:=ROUND(([.B7]+[.B22]+[.B37])/3;2)" office:value-type="float" office:value="443.01" calcext:value-type="float">
            <text:p>443.01</text:p>
          </table:table-cell>
          <table:table-cell table:formula="of:=(MAX([.B7];[.B22];[.B37]) - MIN([.B7];[.B22];[.B37]) )/2" office:value-type="float" office:value="15.39" calcext:value-type="float">
            <text:p>15.39</text:p>
          </table:table-cell>
          <table:table-cell table:formula="of:=ROUND(([.C7]+[.C22]+[.C37])/3;2)" office:value-type="float" office:value="3.31" calcext:value-type="float">
            <text:p>3.31</text:p>
          </table:table-cell>
          <table:table-cell table:formula="of:=(MAX([.C7];[.C22];[.C37]) - MIN([.C7];[.C22];[.C37]) )/2" office:value-type="float" office:value="0.215" calcext:value-type="float">
            <text:p>0.215</text:p>
          </table:table-cell>
          <table:table-cell table:formula="of:=ROUND(([.G7]+[.G22]+[.G37])/3;2)" office:value-type="float" office:value="28.24" calcext:value-type="float">
            <text:p>28.24</text:p>
          </table:table-cell>
          <table:table-cell table:formula="of:=(MAX([.G7];[.G22];[.G37]) - MIN([.G7];[.G22];[.G37]) )/2" office:value-type="float" office:value="1.18" calcext:value-type="float">
            <text:p>1.18</text:p>
          </table:table-cell>
          <table:table-cell table:formula="of:=ROUND(([.E7]+[.E22]+[.E37])/3;2)" office:value-type="float" office:value="1580" calcext:value-type="float">
            <text:p>1580</text:p>
          </table:table-cell>
          <table:table-cell table:formula="of:=(MAX([.E7];[.E22];[.E37]) - MIN([.E7];[.E22];[.E37]) )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3.81" calcext:value-type="float">
            <text:p>543.81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0:27.66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27.66" calcext:value-type="float">
            <text:p>27.66</text:p>
          </table:table-cell>
          <table:table-cell office:value-type="float" office:value="20" calcext:value-type="float">
            <text:p>20</text:p>
          </table:table-cell>
          <table:table-cell table:formula="of:=ROUND(([.B8]+[.B23]+[.B38])/3;2)" office:value-type="float" office:value="546.91" calcext:value-type="float">
            <text:p>546.91</text:p>
          </table:table-cell>
          <table:table-cell table:formula="of:=(MAX([.B8];[.B23];[.B38]) - MIN([.B8];[.B23];[.B38]) )/2" office:value-type="float" office:value="3.98000000000002" calcext:value-type="float">
            <text:p>3.98000000000002</text:p>
          </table:table-cell>
          <table:table-cell table:formula="of:=ROUND(([.C8]+[.C23]+[.C38])/3;2)" office:value-type="float" office:value="4.79" calcext:value-type="float">
            <text:p>4.79</text:p>
          </table:table-cell>
          <table:table-cell table:formula="of:=(MAX([.C8];[.C23];[.C38]) - MIN([.C8];[.C23];[.C38]) )/2" office:value-type="float" office:value="0.18" calcext:value-type="float">
            <text:p>0.18</text:p>
          </table:table-cell>
          <table:table-cell table:formula="of:=ROUND(([.G8]+[.G23]+[.G38])/3;2)" office:value-type="float" office:value="27.81" calcext:value-type="float">
            <text:p>27.81</text:p>
          </table:table-cell>
          <table:table-cell table:formula="of:=(MAX([.G8];[.G23];[.G38]) - MIN([.G8];[.G23];[.G38]) )/2" office:value-type="float" office:value="0.19" calcext:value-type="float">
            <text:p>0.19</text:p>
          </table:table-cell>
          <table:table-cell table:formula="of:=ROUND(([.E8]+[.E23]+[.E38])/3;2)" office:value-type="float" office:value="1982.67" calcext:value-type="float">
            <text:p>1982.67</text:p>
          </table:table-cell>
          <table:table-cell table:formula="of:=(MAX([.E8];[.E23];[.E38]) - MIN([.E8];[.E23];[.E38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58.63" calcext:value-type="float">
            <text:p>658.63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<text:s/>0:27.95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27.95" calcext:value-type="float">
            <text:p>27.95</text:p>
          </table:table-cell>
          <table:table-cell office:value-type="float" office:value="24" calcext:value-type="float">
            <text:p>24</text:p>
          </table:table-cell>
          <table:table-cell table:formula="of:=ROUND(([.B9]+[.B24]+[.B39])/3;2)" office:value-type="float" office:value="669.96" calcext:value-type="float">
            <text:p>669.96</text:p>
          </table:table-cell>
          <table:table-cell table:formula="of:=(MAX([.B9];[.B24];[.B39]) - MIN([.B9];[.B24];[.B39]) )/2" office:value-type="float" office:value="15.25" calcext:value-type="float">
            <text:p>15.25</text:p>
          </table:table-cell>
          <table:table-cell table:formula="of:=ROUND(([.C9]+[.C24]+[.C39])/3;2)" office:value-type="float" office:value="6.2" calcext:value-type="float">
            <text:p>6.2</text:p>
          </table:table-cell>
          <table:table-cell table:formula="of:=(MAX([.C9];[.C24];[.C39]) - MIN([.C9];[.C24];[.C39]) )/2" office:value-type="float" office:value="0.25" calcext:value-type="float">
            <text:p>0.25</text:p>
          </table:table-cell>
          <table:table-cell table:formula="of:=ROUND(([.G9]+[.G24]+[.G39])/3;2)" office:value-type="float" office:value="28.56" calcext:value-type="float">
            <text:p>28.56</text:p>
          </table:table-cell>
          <table:table-cell table:formula="of:=(MAX([.G9];[.G24];[.G39]) - MIN([.G9];[.G24];[.G39]) )/2" office:value-type="float" office:value="0.75" calcext:value-type="float">
            <text:p>0.75</text:p>
          </table:table-cell>
          <table:table-cell table:formula="of:=ROUND(([.E9]+[.E24]+[.E39])/3;2)" office:value-type="float" office:value="2366.67" calcext:value-type="float">
            <text:p>2366.67</text:p>
          </table:table-cell>
          <table:table-cell table:formula="of:=(MAX([.E9];[.E24];[.E39]) - MIN([.E9];[.E24];[.E39]) )/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28.17" calcext:value-type="float">
            <text:p>828.17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<text:s/>0:30.60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30.6" calcext:value-type="float">
            <text:p>30.6</text:p>
          </table:table-cell>
          <table:table-cell office:value-type="float" office:value="28" calcext:value-type="float">
            <text:p>28</text:p>
          </table:table-cell>
          <table:table-cell table:formula="of:=ROUND(([.B10]+[.B25]+[.B40])/3;2)" office:value-type="float" office:value="845.41" calcext:value-type="float">
            <text:p>845.41</text:p>
          </table:table-cell>
          <table:table-cell table:formula="of:=(MAX([.B10];[.B25];[.B40]) - MIN([.B10];[.B25];[.B40]) )/2" office:value-type="float" office:value="14.18" calcext:value-type="float">
            <text:p>14.18</text:p>
          </table:table-cell>
          <table:table-cell table:formula="of:=ROUND(([.C10]+[.C25]+[.C40])/3;2)" office:value-type="float" office:value="8.75" calcext:value-type="float">
            <text:p>8.75</text:p>
          </table:table-cell>
          <table:table-cell table:formula="of:=(MAX([.C10];[.C25];[.C40]) - MIN([.C10];[.C25];[.C40]) )/2" office:value-type="float" office:value="0.085" calcext:value-type="float">
            <text:p>0.085</text:p>
          </table:table-cell>
          <table:table-cell table:formula="of:=ROUND(([.G10]+[.G25]+[.G40])/3;2)" office:value-type="float" office:value="31.21" calcext:value-type="float">
            <text:p>31.21</text:p>
          </table:table-cell>
          <table:table-cell table:formula="of:=(MAX([.G10];[.G25];[.G40]) - MIN([.G10];[.G25];[.G40]) )/2" office:value-type="float" office:value="0.479999999999997" calcext:value-type="float">
            <text:p>0.479999999999997</text:p>
          </table:table-cell>
          <table:table-cell table:formula="of:=ROUND(([.E10]+[.E25]+[.E40])/3;2)" office:value-type="float" office:value="2736" calcext:value-type="float">
            <text:p>2736</text:p>
          </table:table-cell>
          <table:table-cell table:formula="of:=(MAX([.E10];[.E25];[.E40]) - MIN([.E10];[.E25];[.E40]) )/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62.35" calcext:value-type="float">
            <text:p>962.35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<text:s/>0:31.12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31.12" calcext:value-type="float">
            <text:p>31.12</text:p>
          </table:table-cell>
          <table:table-cell office:value-type="float" office:value="32" calcext:value-type="float">
            <text:p>32</text:p>
          </table:table-cell>
          <table:table-cell table:formula="of:=ROUND(([.B11]+[.B26]+[.B41])/3;2)" office:value-type="float" office:value="980.11" calcext:value-type="float">
            <text:p>980.11</text:p>
          </table:table-cell>
          <table:table-cell table:formula="of:=(MAX([.B11];[.B26];[.B41]) - MIN([.B11];[.B26];[.B41]) )/2" office:value-type="float" office:value="23.92" calcext:value-type="float">
            <text:p>23.92</text:p>
          </table:table-cell>
          <table:table-cell table:formula="of:=ROUND(([.C11]+[.C26]+[.C41])/3;2)" office:value-type="float" office:value="11.33" calcext:value-type="float">
            <text:p>11.33</text:p>
          </table:table-cell>
          <table:table-cell table:formula="of:=(MAX([.C11];[.C26];[.C41]) - MIN([.C11];[.C26];[.C41]) )/2" office:value-type="float" office:value="0.43" calcext:value-type="float">
            <text:p>0.43</text:p>
          </table:table-cell>
          <table:table-cell table:formula="of:=ROUND(([.G11]+[.G26]+[.G41])/3;2)" office:value-type="float" office:value="32.01" calcext:value-type="float">
            <text:p>32.01</text:p>
          </table:table-cell>
          <table:table-cell table:formula="of:=(MAX([.G11];[.G26];[.G41]) - MIN([.G11];[.G26];[.G41]) )/2" office:value-type="float" office:value="1.18" calcext:value-type="float">
            <text:p>1.18</text:p>
          </table:table-cell>
          <table:table-cell table:formula="of:=ROUND(([.E11]+[.E26]+[.E41])/3;2)" office:value-type="float" office:value="3097" calcext:value-type="float">
            <text:p>3097</text:p>
          </table:table-cell>
          <table:table-cell table:formula="of:=(MAX([.E11];[.E26];[.E41]) - MIN([.E11];[.E26];[.E41]) )/2"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23.9" calcext:value-type="float">
            <text:p>1123.9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0:32.67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32.67" calcext:value-type="float">
            <text:p>32.67</text:p>
          </table:table-cell>
          <table:table-cell office:value-type="float" office:value="36" calcext:value-type="float">
            <text:p>36</text:p>
          </table:table-cell>
          <table:table-cell table:formula="of:=ROUND(([.B12]+[.B27]+[.B42])/3;2)" office:value-type="float" office:value="1110" calcext:value-type="float">
            <text:p>1110</text:p>
          </table:table-cell>
          <table:table-cell table:formula="of:=(MAX([.B12];[.B27];[.B42]) - MIN([.B12];[.B27];[.B42]) )/2" office:value-type="float" office:value="11.4150000000001" calcext:value-type="float">
            <text:p>11.4150000000001</text:p>
          </table:table-cell>
          <table:table-cell table:formula="of:=ROUND(([.C12]+[.C27]+[.C42])/3;2)" office:value-type="float" office:value="13.41" calcext:value-type="float">
            <text:p>13.41</text:p>
          </table:table-cell>
          <table:table-cell table:formula="of:=(MAX([.C12];[.C27];[.C42]) - MIN([.C12];[.C27];[.C42]) )/2" office:value-type="float" office:value="0.735" calcext:value-type="float">
            <text:p>0.735</text:p>
          </table:table-cell>
          <table:table-cell table:formula="of:=ROUND(([.G12]+[.G27]+[.G42])/3;2)" office:value-type="float" office:value="31.91" calcext:value-type="float">
            <text:p>31.91</text:p>
          </table:table-cell>
          <table:table-cell table:formula="of:=(MAX([.G12];[.G27];[.G42]) - MIN([.G12];[.G27];[.G42]) )/2" office:value-type="float" office:value="0.585000000000001" calcext:value-type="float">
            <text:p>0.585000000000001</text:p>
          </table:table-cell>
          <table:table-cell table:formula="of:=ROUND(([.E12]+[.E27]+[.E42])/3;2)" office:value-type="float" office:value="3519.33" calcext:value-type="float">
            <text:p>3519.33</text:p>
          </table:table-cell>
          <table:table-cell table:formula="of:=(MAX([.E12];[.E27];[.E42]) - MIN([.E12];[.E27];[.E42]) )/2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45.86" calcext:value-type="float">
            <text:p>1245.86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<text:s/>0:32.23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32.23" calcext:value-type="float">
            <text:p>32.23</text:p>
          </table:table-cell>
          <table:table-cell office:value-type="float" office:value="40" calcext:value-type="float">
            <text:p>40</text:p>
          </table:table-cell>
          <table:table-cell table:formula="of:=ROUND(([.B13]+[.B28]+[.B43])/3;2)" office:value-type="float" office:value="1252.68" calcext:value-type="float">
            <text:p>1252.68</text:p>
          </table:table-cell>
          <table:table-cell table:formula="of:=(MAX([.B13];[.B28];[.B43]) - MIN([.B13];[.B28];[.B43]) )/2" office:value-type="float" office:value="7.875" calcext:value-type="float">
            <text:p>7.875</text:p>
          </table:table-cell>
          <table:table-cell table:formula="of:=ROUND(([.C13]+[.C28]+[.C43])/3;2)" office:value-type="float" office:value="15.35" calcext:value-type="float">
            <text:p>15.35</text:p>
          </table:table-cell>
          <table:table-cell table:formula="of:=(MAX([.C13];[.C28];[.C43]) - MIN([.C13];[.C28];[.C43]) )/2" office:value-type="float" office:value="0.765" calcext:value-type="float">
            <text:p>0.765</text:p>
          </table:table-cell>
          <table:table-cell table:formula="of:=ROUND(([.G13]+[.G28]+[.G43])/3;2)" office:value-type="float" office:value="32.34" calcext:value-type="float">
            <text:p>32.34</text:p>
          </table:table-cell>
          <table:table-cell table:formula="of:=(MAX([.G13];[.G28];[.G43]) - MIN([.G13];[.G28];[.G43]) )/2" office:value-type="float" office:value="0.130000000000003" calcext:value-type="float">
            <text:p>0.130000000000003</text:p>
          </table:table-cell>
          <table:table-cell table:formula="of:=ROUND(([.E13]+[.E28]+[.E43])/3;2)" office:value-type="float" office:value="3919.67" calcext:value-type="float">
            <text:p>3919.67</text:p>
          </table:table-cell>
          <table:table-cell table:formula="of:=(MAX([.E13];[.E28];[.E43]) - MIN([.E13];[.E28];[.E43]) )/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71.65" calcext:value-type="float">
            <text:p>1471.65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<text:s/>0:34.80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<text:s/></text:p>
          </table:table-cell>
          <table:table-cell table:formula="of:=[.D14]*86400" office:value-type="float" office:value="34.8" calcext:value-type="float">
            <text:p>34.8</text:p>
          </table:table-cell>
          <table:table-cell office:value-type="float" office:value="44" calcext:value-type="float">
            <text:p>44</text:p>
          </table:table-cell>
          <table:table-cell table:formula="of:=ROUND(([.B14]+[.B29]+[.B44])/3;2)" office:value-type="float" office:value="1437.73" calcext:value-type="float">
            <text:p>1437.73</text:p>
          </table:table-cell>
          <table:table-cell table:formula="of:=(MAX([.B14];[.B29];[.B44]) - MIN([.B14];[.B29];[.B44]) )/2" office:value-type="float" office:value="39.845" calcext:value-type="float">
            <text:p>39.845</text:p>
          </table:table-cell>
          <table:table-cell table:formula="of:=ROUND(([.C14]+[.C29]+[.C44])/3;2)" office:value-type="float" office:value="19.38" calcext:value-type="float">
            <text:p>19.38</text:p>
          </table:table-cell>
          <table:table-cell table:formula="of:=(MAX([.C14];[.C29];[.C44]) - MIN([.C14];[.C29];[.C44]) )/2" office:value-type="float" office:value="0.725" calcext:value-type="float">
            <text:p>0.725</text:p>
          </table:table-cell>
          <table:table-cell table:formula="of:=ROUND(([.G14]+[.G29]+[.G44])/3;2)" office:value-type="float" office:value="34.12" calcext:value-type="float">
            <text:p>34.12</text:p>
          </table:table-cell>
          <table:table-cell table:formula="of:=(MAX([.G14];[.G29];[.G44]) - MIN([.G14];[.G29];[.G44]) )/2" office:value-type="float" office:value="0.729999999999997" calcext:value-type="float">
            <text:p>0.729999999999997</text:p>
          </table:table-cell>
          <table:table-cell table:formula="of:=ROUND(([.E14]+[.E29]+[.E44])/3;2)" office:value-type="float" office:value="4269.67" calcext:value-type="float">
            <text:p>4269.67</text:p>
          </table:table-cell>
          <table:table-cell table:formula="of:=(MAX([.E14];[.E29];[.E44]) - MIN([.E14];[.E29];[.E44]) )/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18.8" calcext:value-type="float">
            <text:p>1518.8</text:p>
          </table:table-cell>
          <table:table-cell office:value-type="float" office:value="22.99" calcext:value-type="float">
            <text:p>22.99</text:p>
          </table:table-cell>
          <table:table-cell office:value-type="string" calcext:value-type="string">
            <text:p><text:s/>0:32.94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32.94" calcext:value-type="float">
            <text:p>32.94</text:p>
          </table:table-cell>
          <table:table-cell office:value-type="float" office:value="48" calcext:value-type="float">
            <text:p>48</text:p>
          </table:table-cell>
          <table:table-cell table:formula="of:=ROUND(([.B15]+[.B30]+[.B45])/3;2)" office:value-type="float" office:value="1529.94" calcext:value-type="float">
            <text:p>1529.94</text:p>
          </table:table-cell>
          <table:table-cell table:formula="of:=(MAX([.B15];[.B30];[.B45]) - MIN([.B15];[.B30];[.B45]) )/2" office:value-type="float" office:value="11.245" calcext:value-type="float">
            <text:p>11.245</text:p>
          </table:table-cell>
          <table:table-cell table:formula="of:=ROUND(([.C15]+[.C30]+[.C45])/3;2)" office:value-type="float" office:value="22.34" calcext:value-type="float">
            <text:p>22.34</text:p>
          </table:table-cell>
          <table:table-cell table:formula="of:=(MAX([.C15];[.C30];[.C45]) - MIN([.C15];[.C30];[.C45]) )/2" office:value-type="float" office:value="0.869999999999999" calcext:value-type="float">
            <text:p>0.869999999999999</text:p>
          </table:table-cell>
          <table:table-cell table:formula="of:=ROUND(([.G15]+[.G30]+[.G45])/3;2)" office:value-type="float" office:value="33.21" calcext:value-type="float">
            <text:p>33.21</text:p>
          </table:table-cell>
          <table:table-cell table:formula="of:=(MAX([.G15];[.G30];[.G45]) - MIN([.G15];[.G30];[.G45]) )/2" office:value-type="float" office:value="0.255000000000003" calcext:value-type="float">
            <text:p>0.255000000000003</text:p>
          </table:table-cell>
          <table:table-cell table:formula="of:=ROUND(([.E15]+[.E30]+[.E45])/3;2)" office:value-type="float" office:value="4673" calcext:value-type="float">
            <text:p>4673</text:p>
          </table:table-cell>
          <table:table-cell table:formula="of:=(MAX([.E15];[.E30];[.E45]) - MIN([.E15];[.E30];[.E45]) )/2" office:value-type="float" office:value="29.5" calcext:value-type="float">
            <text:p>29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63" calcext:value-type="float">
            <text:p>26.6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:26.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8]*86400" office:value-type="float" office:value="26.79" calcext:value-type="float">
            <text:p>26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.89" calcext:value-type="float">
            <text:p>105.8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0:26.7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6.72" calcext:value-type="float">
            <text:p>26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3.29" calcext:value-type="float">
            <text:p>213.29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<text:s/>0:27.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7.13" calcext:value-type="float">
            <text:p>27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19.94" calcext:value-type="float">
            <text:p>319.94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<text:s/>0:27.02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27.02" calcext:value-type="float">
            <text:p>27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0.13" calcext:value-type="float">
            <text:p>430.13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<text:s/>0:27.2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27.28" calcext:value-type="float">
            <text:p>27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51.77" calcext:value-type="float">
            <text:p>551.77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<text:s/>0:28.04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28.04" calcext:value-type="float">
            <text:p>28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89.13" calcext:value-type="float">
            <text:p>689.13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<text:s/>0:29.45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29.45" calcext:value-type="float">
            <text:p>29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51.54" calcext:value-type="float">
            <text:p>851.54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<text:s/>0:31.4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31.47" calcext:value-type="float">
            <text:p>31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1010.19" calcext:value-type="float">
            <text:p>1010.1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<text:s/>0:33.48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33.48" calcext:value-type="float">
            <text:p>33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05.02" calcext:value-type="float">
            <text:p>1105.02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/>0:31.57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31.57" calcext:value-type="float">
            <text:p>31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61.61" calcext:value-type="float">
            <text:p>1261.61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<text:s/>0:32.49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<text:s/></text:p>
          </table:table-cell>
          <table:table-cell table:formula="of:=[.D28]*86400" office:value-type="float" office:value="32.49" calcext:value-type="float">
            <text:p>32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391.96" calcext:value-type="float">
            <text:p>1391.96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<text:s/>0:33.34</text:p>
          </table:table-cell>
          <table:table-cell office:value-type="float" office:value="4231" calcext:value-type="float">
            <text:p>4231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33.34" calcext:value-type="float">
            <text:p>33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29.73" calcext:value-type="float">
            <text:p>1529.73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<text:s/>0:33.45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33.45" calcext:value-type="float">
            <text:p>33.4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39" calcext:value-type="float">
            <text:p>26.3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:26.5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3]*86400" office:value-type="float" office:value="26.54" calcext:value-type="float">
            <text:p>26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.64" calcext:value-type="float">
            <text:p>105.6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0:26.6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formula="of:=[.D34]*86400" office:value-type="float" office:value="26.66" calcext:value-type="float">
            <text:p>26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1.71" calcext:value-type="float">
            <text:p>211.7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<text:s/>0:26.7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6.76" calcext:value-type="float">
            <text:p>26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5.57" calcext:value-type="float">
            <text:p>325.57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<text:s/>0:27.47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27.47" calcext:value-type="float">
            <text:p>27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7.98" calcext:value-type="float">
            <text:p>437.98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0:27.80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27.8" calcext:value-type="float">
            <text:p>27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5.14" calcext:value-type="float">
            <text:p>545.14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<text:s/>0:27.7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27.74" calcext:value-type="float">
            <text:p>27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62.11" calcext:value-type="float">
            <text:p>662.11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<text:s/>0:28.28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28.28" calcext:value-type="float">
            <text:p>28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56.53" calcext:value-type="float">
            <text:p>856.53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<text:s/>0:31.56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31.56" calcext:value-type="float">
            <text:p>31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67.79" calcext:value-type="float">
            <text:p>967.79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<text:s/>0:31.43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31.43" calcext:value-type="float">
            <text:p>31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01.07" calcext:value-type="float">
            <text:p>1101.07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<text:s/>0:31.50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31.5" calcext:value-type="float">
            <text:p>3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50.58" calcext:value-type="float">
            <text:p>1250.58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<text:s/>0:32.31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32.31" calcext:value-type="float">
            <text:p>32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49.57" calcext:value-type="float">
            <text:p>1449.57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<text:s/>0:34.21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34.21" calcext:value-type="float">
            <text:p>34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41.29" calcext:value-type="float">
            <text:p>1541.29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<text:s/>0:33.24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33.24" calcext:value-type="float">
            <text:p>33.2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9T22:45:38.357383202</dc:date>
    <meta:editing-duration>PT23S</meta:editing-duration>
    <meta:editing-cycles>1</meta:editing-cycles>
    <meta:document-statistic meta:table-count="1" meta:cell-count="398" meta:object-count="0"/>
    <meta:generator>LibreOffice/7.0.2.2$Linux_X86_64 LibreOffice_project/00$Build-2</meta:generator>
  </office:meta>
</office:document-meta>
</file>